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bf4f" officeooo:paragraph-rsid="0009bf4f"/>
    </style:style>
    <style:style style:name="P2" style:family="paragraph" style:parent-style-name="Standard">
      <style:paragraph-properties fo:line-height="150%"/>
      <style:text-properties officeooo:rsid="0009bf4f" officeooo:paragraph-rsid="0009bf4f"/>
    </style:style>
    <style:style style:name="P3" style:family="paragraph" style:parent-style-name="Standard">
      <style:paragraph-properties fo:line-height="150%"/>
      <style:text-properties officeooo:rsid="0009bf4f" officeooo:paragraph-rsid="000be14d"/>
    </style:style>
    <style:style style:name="P4" style:family="paragraph" style:parent-style-name="Standard">
      <style:text-properties officeooo:rsid="000b79c7" officeooo:paragraph-rsid="0009bf4f"/>
    </style:style>
    <style:style style:name="P5" style:family="paragraph" style:parent-style-name="Standard">
      <style:text-properties officeooo:rsid="000b79c7" officeooo:paragraph-rsid="000b79c7"/>
    </style:style>
    <style:style style:name="P6" style:family="paragraph" style:parent-style-name="Standard">
      <style:paragraph-properties fo:line-height="150%"/>
      <style:text-properties officeooo:rsid="000b79c7" officeooo:paragraph-rsid="000b79c7"/>
    </style:style>
    <style:style style:name="P7" style:family="paragraph" style:parent-style-name="Standard">
      <style:paragraph-properties fo:line-height="150%"/>
      <style:text-properties officeooo:rsid="000be14d" officeooo:paragraph-rsid="000be14d"/>
    </style:style>
    <style:style style:name="P8" style:family="paragraph" style:parent-style-name="Standard">
      <style:text-properties fo:font-weight="bold" officeooo:rsid="000b79c7" officeooo:paragraph-rsid="000b79c7" style:font-weight-asian="bold" style:font-weight-complex="bold"/>
    </style:style>
    <style:style style:name="P9" style:family="paragraph" style:parent-style-name="Standard">
      <style:paragraph-properties fo:line-height="150%"/>
    </style:style>
    <style:style style:name="T1" style:family="text">
      <style:text-properties officeooo:rsid="000b79c7"/>
    </style:style>
    <style:style style:name="T2" style:family="text">
      <style:text-properties officeooo:rsid="000be1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EFERAATTI</text:p>
      <text:p text:style-name="P5"/>
      <text:p text:style-name="P6">Teos:Metriikat käytänteiden tukena ohjelmiston laadun arvioimisessa, kandidaatintutkielma, Helsingin yliopisto, Tietojenkäsittelytieteen laitos</text:p>
      <text:p text:style-name="P6"/>
      <text:p text:style-name="P6">Tekijä: Kasper Hirvikoski</text:p>
      <text:p text:style-name="P6"/>
      <text:p text:style-name="P9"/>
      <text:p text:style-name="P2"><text:span text:style-name="T1">Tutkielmassa käsitellään ohjelmistojen laadun arviointia ja tutkimuksissa hyödyllisiksi havaittuja metriikoita, jotka </text:span>tarjoavat yhden tehokkaan keinon ohjelmistojen laadun arviointiin. Metriikoi<text:span text:style-name="T1">s</text:span>ta <text:span text:style-name="T1">käsitellään tässä tutkielmassa tarkemmin </text:span>koodikirnu, verkkoanalyysi, testikattavuus ja mutaatiotestaus. <text:span text:style-name="T1">Lisäksi tutkielmassa käsitellään ketterien ohjelmistotuotantomenetelmien menetelmiä laadunvarmistuksessa. </text:span></text:p>
      <text:p text:style-name="P2"/>
      <text:p text:style-name="P3">Koodikirnulla arvioidaan ohjelmiston muutoksien vaikutusta ohjelmiston virheherkkyyteen, verkkoanalyysillä tutkitaan ohjelmiston komponenttien riippuvuuksien vaikutusta ohjelmiston virhealttiuteen ja testikattavuudella sekä mutaatiotestauksella analysoidaan ohjelmiston lähdekoodin testien tehokkuutta ja laadukkuutta. <text:span text:style-name="T2">Nämä automaattisesti analysoitavat metriikat tarjoavat yhden keinon kohdentaa resursseja laadun takaamiseksi.</text:span></text:p>
      <text:p text:style-name="P2"/>
      <text:p text:style-name="P7">Useat empiiriset tutkimukset tukevat ketterien kehitysprosessien hyötyä merkittävänä laadullisina vaikuttajana. Ketterät menetelmät painottavat yksilöitä ja yksilöiden vuorovaikutusta, toimivan ohjelmiston merkitystä, asiakkaan merkitystä kehitysprosessin kriittisenä osana ja muutoksiin sopeutuvaa kehitystä. </text:p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11:20:16.501807988</meta:creation-date>
    <dc:date>2016-05-09T12:56:27.352023796</dc:date>
    <meta:editing-duration>PT5M46S</meta:editing-duration>
    <meta:editing-cycles>1</meta:editing-cycles>
    <meta:document-statistic meta:table-count="0" meta:image-count="0" meta:object-count="0" meta:page-count="1" meta:paragraph-count="6" meta:word-count="116" meta:character-count="1324" meta:non-whitespace-character-count="1212"/>
    <meta:generator>LibreOffice/4.2.8.2$Linux_X86_64 LibreOffice_project/420m0$Build-2</meta:generator>
  </office:meta>
</office:document-meta>
</file>